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7569in"/>
    </style:style>
    <style:style style:name="Table1.B" style:family="table-column">
      <style:table-column-properties style:column-width="1.0118in"/>
    </style:style>
    <style:style style:name="Table1.C" style:family="table-column">
      <style:table-column-properties style:column-width="2.0507in"/>
    </style:style>
    <style:style style:name="Table1.D" style:family="table-column">
      <style:table-column-properties style:column-width="1.87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>
      <style:paragraph-properties fo:margin-left="0in" fo:margin-right="0in" fo:margin-top="0in" fo:margin-bottom="0.25in" style:contextual-spacing="false" fo:text-align="center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945in" style:contextual-spacing="false" fo:text-indent="0in" style:auto-text-indent="false"/>
    </style:style>
    <style:style style:name="P4" style:family="paragraph" style:parent-style-name="Text_20_body">
      <style:paragraph-properties fo:margin-top="0in" fo:margin-bottom="0.1945in" style:contextual-spacing="false"/>
    </style:style>
    <style:style style:name="P5" style:family="paragraph" style:parent-style-name="Text_20_body">
      <style:paragraph-properties fo:margin-left="0in" fo:margin-right="0in" fo:margin-top="0.139in" fo:margin-bottom="0.0693in" style:contextual-spacing="false" fo:text-indent="0in" style:auto-text-indent="false"/>
      <style:text-properties fo:font-size="13pt" fo:font-weight="bold"/>
    </style:style>
    <style:style style:name="P6" style:family="paragraph" style:parent-style-name="Table_20_Heading">
      <style:paragraph-properties fo:margin-left="0in" fo:margin-right="0in" fo:text-indent="0in" style:auto-text-indent="false"/>
    </style:style>
    <style:style style:name="P7" style:family="paragraph" style:parent-style-name="Table_20_Contents">
      <style:paragraph-properties fo:margin-left="0in" fo:margin-right="0in" fo:text-indent="0in" style:auto-text-indent="false"/>
    </style:style>
    <style:style style:name="P8" style:family="paragraph" style:parent-style-name="Table_20_Contents">
      <style:text-properties fo:color="#1c4d1c" loext:opacity="100%" fo:font-weight="bold"/>
    </style:style>
    <style:style style:name="P9" style:family="paragraph" style:parent-style-name="Table_20_Contents">
      <style:text-properties fo:color="#915c00" loext:opacity="100%" fo:font-weight="bold"/>
    </style:style>
    <style:style style:name="P10" style:family="paragraph" style:parent-style-name="Table_20_Contents">
      <style:text-properties fo:color="#8c1f1f" loext:opacity="100%" fo:font-weight="bold"/>
    </style:style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1"/>
    <style:style style:name="P13" style:family="paragraph" style:parent-style-name="Text_20_body">
      <style:paragraph-properties fo:margin-left="0in" fo:margin-right="0in" fo:margin-top="0.1665in" fo:margin-bottom="0.1965in" style:contextual-spacing="false" fo:text-indent="0in" style:auto-text-indent="false"/>
      <style:text-properties fo:color="#333333" loext:opacity="100%" fo:font-size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о соответствии проекта NauDoc требованиям заказчика</text:p>
      <text:p text:style-name="P2">Анализ выполнен по исходному проекту и комплекту документации NauDoc 3.4</text:p>
      <text:p text:style-name="P3"><text:span text:style-name="Strong_20_Emphasis">Проект:</text:span> NauDoc (legacy-версия)</text:p>
      <text:p text:style-name="P4"><text:span text:style-name="Strong_20_Emphasis">Дата:</text:span> 19.03.2026</text:p>
      <text:p text:style-name="P4"><text:span text:style-name="Strong_20_Emphasis">Цель документа:</text:span> зафиксировать текущую функциональную готовность решения относительно заявленных требований.</text:p>
      <text:p text:style-name="P5">1. Матрица соответствия требованиям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Требование</text:p>
          </table:table-cell>
          <table:table-cell table:style-name="Table1.A1" office:value-type="string">
            <text:p text:style-name="P6">Статус</text:p>
          </table:table-cell>
          <table:table-cell table:style-name="Table1.A1" office:value-type="string">
            <text:p text:style-name="P6">Что реализовано в текущем проекте</text:p>
          </table:table-cell>
          <table:table-cell table:style-name="Table1.A1" office:value-type="string">
            <text:p text:style-name="Table_20_Heading">Комментарий для внедрения</text:p>
          </table:table-cell>
        </table:table-row>
        <table:table-row>
          <table:table-cell table:style-name="Table1.A1" office:value-type="string">
            <text:p text:style-name="P7">Электронная канцелярия (карточка документа, создание документа, согласование/утверждение, подписание, ознакомление, архивирование)</text:p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Table_20_Contents">В системе есть карточка документа, создание и маршрутизация документов, задания на согласование/подписание/ознакомление, управление статусами и архивное состояние.</text:p>
          </table:table-cell>
          <table:table-cell table:style-name="Table1.A1" office:value-type="string">
            <text:p text:style-name="Table_20_Contents">Это базовый и зрелый блок текущего решения; можно использовать как основу без переписывания.</text:p>
          </table:table-cell>
        </table:table-row>
        <table:table-row>
          <table:table-cell table:style-name="Table1.A1" office:value-type="string">
            <text:p text:style-name="P7">Работа с проектами</text:p>
          </table:table-cell>
          <table:table-cell table:style-name="Table1.A1" office:value-type="string">
            <text:p text:style-name="P9">Частично</text:p>
          </table:table-cell>
          <table:table-cell table:style-name="Table1.A1" office:value-type="string">
            <text:p text:style-name="Table_20_Contents">Есть механизмы деловых процедур, этапов, ролей, назначений и контроля исполнения, которые можно адаптировать под проектную работу.</text:p>
          </table:table-cell>
          <table:table-cell table:style-name="Table1.A1" office:value-type="string">
            <text:p text:style-name="Table_20_Contents">Отдельного полноценного PM-модуля (как в современных системах управления проектами) в явном виде не обнаружено.</text:p>
          </table:table-cell>
        </table:table-row>
        <table:table-row>
          <table:table-cell table:style-name="Table1.A1" office:value-type="string">
            <text:p text:style-name="P7">Работа с заявками на обслуживание (в т.ч. создание из формы/мессенджеров, назначение исполнителей, контроль исполнения)</text:p>
          </table:table-cell>
          <table:table-cell table:style-name="Table1.A1" office:value-type="string">
            <text:p text:style-name="P9">Частично</text:p>
          </table:table-cell>
          <table:table-cell table:style-name="Table1.A1" office:value-type="string">
            <text:p text:style-name="Table_20_Contents">Есть задания, назначение ответственных, контроль сроков/исполнения, шаблоны процессов. Присутствуют механизмы внешних сообщений и интеграционных точек.</text:p>
          </table:table-cell>
          <table:table-cell table:style-name="Table1.A1" office:value-type="string">
            <text:p text:style-name="Table_20_Contents">Полноценного сервис-деска/ITSM-модуля «из коробки» нет; требуется доработка под формат заявок и каналы входа.</text:p>
          </table:table-cell>
        </table:table-row>
        <table:table-row>
          <table:table-cell table:style-name="Table1.A1" office:value-type="string">
            <text:p text:style-name="P7">База документов</text:p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Table_20_Contents">Есть единое хранилище документов, категории, регистрационные журналы/реестры, реквизиты, поиск и управление версиями.</text:p>
          </table:table-cell>
          <table:table-cell table:style-name="Table1.A1" office:value-type="string">
            <text:p text:style-name="Table_20_Contents">Функционально закрывает задачу корпоративной базы документов.</text:p>
          </table:table-cell>
        </table:table-row>
        <table:table-row>
          <table:table-cell table:style-name="Table1.A1" office:value-type="string">
            <text:p text:style-name="P7">Чат</text:p>
          </table:table-cell>
          <table:table-cell table:style-name="Table1.A1" office:value-type="string">
            <text:p text:style-name="P10">Нет</text:p>
          </table:table-cell>
          <table:table-cell table:style-name="Table1.A1" office:value-type="string">
            <text:p text:style-name="Table_20_Contents">В наличии комментарии к документам и уведомления, но это не полноценный оперативный чат.</text:p>
          </table:table-cell>
          <table:table-cell table:style-name="Table1.A1" office:value-type="string">
            <text:p text:style-name="Table_20_Contents">Для соответствия требованию нужен отдельный модуль чата или интеграция со внешним мессенджером.</text:p>
          </table:table-cell>
        </table:table-row>
        <table:table-row>
          <table:table-cell table:style-name="Table1.A1" office:value-type="string">
            <text:p text:style-name="P7">Использование ЭЦП</text:p>
          </table:table-cell>
          <table:table-cell table:style-name="Table1.A1" office:value-type="string">
            <text:p text:style-name="P8">Да (модульно)</text:p>
          </table:table-cell>
          <table:table-cell table:style-name="Table1.A1" office:value-type="string">
            <text:p text:style-name="Table_20_Contents">Поддержка ЭЦП реализована как отдельный подключаемый модуль DigitalSignature, включая подписание и проверку подписей.</text:p>
          </table:table-cell>
          <table:table-cell table:style-name="Table1.A1" office:value-type="string">
            <text:p text:style-name="Table_20_Contents">ЭЦП не входит в базовую поставку; требуется отдельная активация и настройка.</text:p>
          </table:table-cell>
        </table:table-row>
        <table:table-row>
          <table:table-cell table:style-name="Table1.A1" office:value-type="string">
            <text:p text:style-name="P7">Учет МТЗ</text:p>
          </table:table-cell>
          <table:table-cell table:style-name="Table1.A1" office:value-type="string">
            <text:p text:style-name="P10">Нет</text:p>
          </table:table-cell>
          <table:table-cell table:style-name="Table1.A1" office:value-type="string">
            <text:p text:style-name="Table_20_Contents">Выделенного складского/МТЗ-модуля в проекте не обнаружено.</text:p>
          </table:table-cell>
          <table:table-cell table:style-name="Table1.A1" office:value-type="string">
            <text:p text:style-name="Table_20_Contents">Реализация возможна через отдельную доработку (модуль учета, справочники, формы движения, отчеты).</text:p>
          </table:table-cell>
        </table:table-row>
        <table:table-row>
          <table:table-cell table:style-name="Table1.A1" office:value-type="string">
            <text:p text:style-name="P7">Настраиваемая платформа (добавление полей, типовая настройка)</text:p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Table_20_Contents">Система поддерживает категории, реквизиты/атрибуты документов, шаблоны и настройку бизнес-процессов.</text:p>
          </table:table-cell>
          <table:table-cell table:style-name="Table1.A1" office:value-type="string">
            <text:p text:style-name="Table_20_Contents">Платформа настраиваемая, но интерфейс и технологический стек legacy; рекомендуется поэтапная модернизация.</text:p>
          </table:table-cell>
        </table:table-row>
      </table:table>
      <text:p text:style-name="P5">2. Сводный вывод</text:p>
      <text:list text:style-name="L1">
        <text:list-item>
          <text:p text:style-name="P11">Текущая версия NauDoc хорошо покрывает задачи классического электронного документооборота и базы документов. </text:p>
        </text:list-item>
        <text:list-item>
          <text:p text:style-name="P11">Для полного соответствия вашему перечню необходимо доработать три блока: проекты (в расширенном виде), сервисные заявки (как отдельный модуль), чат и учет МТЗ. </text:p>
        </text:list-item>
        <text:list-item>
          <text:p text:style-name="P12">Платформа подходит для поэтапного развития: можно запускать уже существующее ядро и добавлять недостающие модули по приоритету. </text:p>
        </text:list-item>
      </text:list>
      <text:p text:style-name="P13">Подготовлено для предварительной отправки заказчику. При необходимости можно выпустить расширенную версию отчета с дорожной картой внедрения и оценкой сроков по этапам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Noto Serif" fo:font-size="12pt" fo:language="en" fo:country="US" style:font-name-asian="Noto Sans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5%"/>
      <style:text-properties fo:color="#111111" loext:opacity="100%" style:font-name="Times New Roman" fo:font-family="'Times New Roman', serif" fo:font-size="12pt" style:font-name-asian="Times New Roman" style:font-family-asian="'Times New Roman', serif" style:font-size-asian="12pt" style:font-name-complex="Times New Roman" style:font-family-complex="'Times New Roman', serif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chapter">
      <style:paragraph-properties fo:margin-top="0.1665in" fo:margin-bottom="0.139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left" style:justify-single-word="false" text:number-lines="false" text:line-number="0"/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Отчет о соответствии требований — NauDoc</dc:title>
    <meta:document-statistic meta:table-count="1" meta:image-count="0" meta:object-count="0" meta:page-count="1" meta:paragraph-count="47" meta:word-count="364" meta:character-count="3060" meta:non-whitespace-character-count="2742"/>
    <meta:generator>LibreOffice/26.2.1.2$Linux_X86_64 LibreOffice_project/620$Build-2</meta:generator>
    <meta:user-defined meta:name=""/>
  </office:meta>
</office:document-meta>
</file>